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7.627cm" svg:y="0.319cm">
            <draw:object draw:notify-on-update-of-ranges="Sheet1.B2:Sheet1.B11 Sheet1.A2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644" calcext:value-type="float">
            <text:p>11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9:30:19.961409002</meta:creation-date>
    <meta:generator>LibreOffice/7.3.5.2$Linux_X86_64 LibreOffice_project/30$Build-2</meta:generator>
    <dc:date>2022-09-25T20:41:27.180652927</dc:date>
    <meta:editing-duration>PT9M52S</meta:editing-duration>
    <meta:editing-cycles>1</meta:editing-cycles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545cm" svg:y="0.316cm" chart:style-name="ch2">
          <text:p>test</text:p>
        </chart:title>
        <chart:legend chart:legend-position="end" svg:x="10.93cm" svg:y="4.004cm" style:legend-expansion="high" chart:style-name="ch3"/>
        <chart:plot-area chart:style-name="ch4" table:cell-range-address="Sheet1.A2:Sheet1.B11" chart:data-source-has-labels="both" svg:x="1.33cm" svg:y="1.275cm" svg:width="9.281cm" svg:height="6.569cm">
          <chart:coordinate-region svg:x="2.137cm" svg:y="1.475cm" svg:width="8.287cm" svg:height="5.722cm"/>
          <chart:axis chart:dimension="x" chart:name="primary-x" chart:style-name="ch5">
            <chart:title svg:x="5.635cm" svg:y="8.024cm" chart:style-name="ch6">
              <text:p>Dist</text:p>
            </chart:title>
            <chart:grid chart:style-name="ch7" chart:class="major"/>
          </chart:axis>
          <chart:axis chart:dimension="y" chart:name="primary-y" chart:style-name="ch8">
            <chart:title svg:x="0.451cm" svg:y="5.026cm" chart:style-name="ch9">
              <text:p>Temp</text:p>
            </chart:title>
            <chart:grid chart:style-name="ch7" chart:class="major"/>
          </chart:axis>
          <chart:series chart:style-name="ch10" chart:values-cell-range-address="Sheet1.A2:Sheet1.A11" chart:label-cell-address="Sheet1.B2:Sheet1.B1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25 1541 2408 2983 3514 3949 5826 6157 8750 11644</text:p>
                <text:list>
                  <text:list-item>
                    <text:p>1225</text:p>
                  </text:list-item>
                  <text:list-item>
                    <text:p>1541</text:p>
                  </text:list-item>
                  <text:list-item>
                    <text:p>2408</text:p>
                  </text:list-item>
                  <text:list-item>
                    <text:p>2983</text:p>
                  </text:list-item>
                  <text:list-item>
                    <text:p>3514</text:p>
                  </text:list-item>
                  <text:list-item>
                    <text:p>3949</text:p>
                  </text:list-item>
                  <text:list-item>
                    <text:p>5826</text:p>
                  </text:list-item>
                  <text:list-item>
                    <text:p>6157</text:p>
                  </text:list-item>
                  <text:list-item>
                    <text:p>8750</text:p>
                  </text:list-item>
                  <text:list-item>
                    <text:p>11644</text:p>
                  </text:list-item>
                </text:list>
                <draw:g>
                  <svg:desc>Sheet1.B2:Sheet1.B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">
                <text:p>20</text:p>
                <draw:g>
                  <svg:desc>Sheet1.A2:Sheet1.A11</svg:desc>
                </draw:g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